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Start new game</text:span></text:h>
      <text:p text:style-name="Text_20_body">Priority (<text:span text:style-name="T2">high</text:span>, mid, low)</text:p>
      <text:p text:style-name="Text_20_body">Participating actors</text:p>
      <text:list xml:id="list718065370" text:style-name="L1">
        <text:list-item>
          <text:p text:style-name="P1">User</text:p>
        </text:list-item>
      </text:list>
      <text:p text:style-name="Text_20_body">Normal flow 1</text:p>
      <text:list xml:id="list1904575059" text:style-name="L2">
        <text:list-item>
          <text:p text:style-name="P2">Click “new game” selection in file menu (User)</text:p>
          <text:list>
            <text:list-item>
              <text:p text:style-name="P2">Sets a new board, with no pieces placed.</text:p>
            </text:list-item>
            <text:list-item>
              <text:p text:style-name="P2">Informs the players who's turn it is.</text:p>
            </text:list-item>
          </text:list>
        </text:list-item>
      </text:list>
      <text:p text:style-name="Text_20_body">Normal flow 2</text:p>
      <text:list xml:id="list1853907690" text:style-name="L3">
        <text:list-item>
          <text:p text:style-name="P3">Clicks “new game” selection in file menu, while currently playing a game. (User)</text:p>
          <text:list>
            <text:list-item>
              <text:p text:style-name="P3">Prompts the User if they really want to abort the current game. (application)</text:p>
            </text:list-item>
          </text:list>
        </text:list-item>
        <text:list-item>
          <text:p text:style-name="P3">Clicks “yes” or “no” (User)</text:p>
          <text:list>
            <text:list-item>
              <text:p text:style-name="P3">If “yes”, abort the current game, clear the board and inform the User that the new game has begun. If “no”, remove the pop-up and let the User continue playing the game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5:04:19</dc:date>
    <dc:language>en-US</dc:language>
    <meta:editing-cycles>12</meta:editing-cycles>
    <meta:editing-duration>PT00H34M14S</meta:editing-duration>
    <dc:creator>Jonas Jacobson</dc:creator>
    <meta:document-statistic meta:table-count="0" meta:image-count="0" meta:object-count="0" meta:page-count="1" meta:paragraph-count="13" meta:word-count="119" meta:character-count="604"/>
    <meta:user-defined meta:name="Info 1"/>
    <meta:user-defined meta:name="Info 2"/>
    <meta:user-defined meta:name="Info 3"/>
    <meta:user-defined meta:name="Info 4"/>
  </office:meta>
</office:document-meta>
</file>